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7eb3" officeooo:paragraph-rsid="00127eb3"/>
    </style:style>
    <style:style style:name="P2" style:family="paragraph" style:parent-style-name="Standard">
      <style:text-properties fo:font-weight="bold" officeooo:rsid="00127eb3" officeooo:paragraph-rsid="00127eb3" style:font-weight-asian="bold" style:font-weight-complex="bold"/>
    </style:style>
    <style:style style:name="P3" style:family="paragraph" style:parent-style-name="Standard">
      <style:text-properties officeooo:rsid="0013c654" officeooo:paragraph-rsid="0013c654"/>
    </style:style>
    <style:style style:name="P4" style:family="paragraph" style:parent-style-name="Standard">
      <style:text-properties officeooo:rsid="0014d88c" officeooo:paragraph-rsid="0014d88c"/>
    </style:style>
    <style:style style:name="P5" style:family="paragraph" style:parent-style-name="Standard">
      <style:text-properties officeooo:rsid="0015bc6f" officeooo:paragraph-rsid="0015bc6f"/>
    </style:style>
    <style:style style:name="P6" style:family="paragraph" style:parent-style-name="Standard">
      <style:text-properties officeooo:rsid="00169825" officeooo:paragraph-rsid="00169825"/>
    </style:style>
    <style:style style:name="P7" style:family="paragraph" style:parent-style-name="Standard">
      <style:text-properties officeooo:rsid="0018228d" officeooo:paragraph-rsid="0018228d"/>
    </style:style>
    <style:style style:name="P8" style:family="paragraph" style:parent-style-name="Table_20_Contents">
      <style:text-properties officeooo:rsid="0014d88c" officeooo:paragraph-rsid="0014d88c"/>
    </style:style>
    <style:style style:name="T1" style:family="text">
      <style:text-properties officeooo:rsid="0015bc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radores lógicos:</text:p>
      <text:p text:style-name="P2">&amp;&amp; (Y) || (O) (!=) (NO)</text:p>
      <text:p text:style-name="P2">OPERADORES RELACIONALES</text:p>
      <text:p text:style-name="P2">=,==,&lt;,&gt;,=&gt;,&lt;=,</text:p>
      <text:p text:style-name="P1">OPERADORS ARITMÉTCOS:</text:p>
      <text:p text:style-name="P1">^,sqrt,*,/+,-,%</text:p>
      <text:p text:style-name="P1"/>
      <text:p text:style-name="P1">Caso 1</text:p>
      <text:p text:style-name="P1">si/if (variable operador variable ){</text:p>
      <text:p text:style-name="P1"><text:tab/>instrucción 1</text:p>
      <text:p text:style-name="P1"><text:tab/>instrucción 2</text:p>
      <text:p text:style-name="P1"><text:tab/>instrucción 3</text:p>
      <text:p text:style-name="P1"><text:tab/>instrucción n</text:p>
      <text:p text:style-name="P1">}</text:p>
      <text:p text:style-name="P1">caso 2</text:p>
      <text:p text:style-name="P1">si/if (variable operador variable ){</text:p>
      <text:p text:style-name="P1"><text:tab/>instrucción 1</text:p>
      <text:p text:style-name="P1"><text:tab/>instrucción 2</text:p>
      <text:p text:style-name="P1"><text:tab/>instrucción 3</text:p>
      <text:p text:style-name="P1"><text:tab/>instrucción n</text:p>
      <text:p text:style-name="P1">} sino/else{</text:p>
      <text:p text:style-name="P1"><text:tab/>instrucción 1</text:p>
      <text:p text:style-name="P1"><text:tab/>instrucción 2</text:p>
      <text:p text:style-name="P1"><text:tab/>instrucción 3</text:p>
      <text:p text:style-name="P1"><text:tab/>instrucción n</text:p>
      <text:p text:style-name="P1">}</text:p>
      <text:p text:style-name="P1">caso 3</text:p>
      <text:p text:style-name="P1">si{</text:p>
      <text:p text:style-name="P1"><text:tab/>instrucción 1</text:p>
      <text:p text:style-name="P1"><text:tab/>instrucción 2</text:p>
      <text:p text:style-name="P1"><text:tab/>instrucción 3</text:p>
      <text:p text:style-name="P1"><text:tab/>instrucción n</text:p>
      <text:p text:style-name="P1"/>
      <text:p text:style-name="P1"><text:s text:c="2"/><text:tab/>elseif{</text:p>
      <text:p text:style-name="P1"><text:tab/><text:tab/>instrucción 1</text:p>
      <text:p text:style-name="P1"><text:tab/><text:tab/>instrucción 2</text:p>
      <text:p text:style-name="P1"><text:tab/><text:tab/>instrucción 3</text:p>
      <text:p text:style-name="P1"><text:tab/><text:tab/>instrucción n</text:p>
      <text:p text:style-name="P1"/>
      <text:p text:style-name="P1"><text:tab/>}</text:p>
      <text:p text:style-name="P1"><text:tab/>elseif{</text:p>
      <text:p text:style-name="P1"><text:tab/><text:tab/>instrucción 1</text:p>
      <text:p text:style-name="P1"><text:tab/><text:tab/>instrucción 2</text:p>
      <text:p text:style-name="P1"><text:tab/><text:tab/>instrucción 3</text:p>
      <text:p text:style-name="P1"><text:tab/><text:tab/>instrucción n</text:p>
      <text:p text:style-name="P1"><text:tab/>}</text:p>
      <text:p text:style-name="P1">else {</text:p>
      <text:p text:style-name="P1"><text:tab/>instrucción 1</text:p>
      <text:p text:style-name="P1"><text:tab/>instrucción 2</text:p>
      <text:p text:style-name="P1"><text:soft-page-break/><text:tab/>instrucción 3</text:p>
      <text:p text:style-name="P1"><text:tab/>instrucción n</text:p>
      <text:p text:style-name="P1">}</text:p>
      <text:p text:style-name="P3">}</text:p>
      <text:p text:style-name="P1"/>
      <text:p text:style-name="P1"/>
      <text:p text:style-name="P4">Preguntar el nombre del empleado, su salario y su categoria de empleado, en base al salario y tipo de empleado imprimir la siguiente información.</text:p>
      <text:p text:style-name="P4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8">categoria</text:p>
          </table:table-cell>
          <table:table-cell table:style-name="Tabla1.B1" office:value-type="string">
            <text:p text:style-name="P8">Incremento salarial</text:p>
          </table:table-cell>
        </table:table-row>
        <table:table-row>
          <table:table-cell table:style-name="Tabla1.A2" office:value-type="string">
            <text:p text:style-name="P8">1</text:p>
          </table:table-cell>
          <table:table-cell table:style-name="Tabla1.B2" office:value-type="string">
            <text:p text:style-name="P8">15%</text:p>
          </table:table-cell>
        </table:table-row>
        <table:table-row>
          <table:table-cell table:style-name="Tabla1.A2" office:value-type="string">
            <text:p text:style-name="P8">2</text:p>
          </table:table-cell>
          <table:table-cell table:style-name="Tabla1.B2" office:value-type="string">
            <text:p text:style-name="P8">10%</text:p>
          </table:table-cell>
        </table:table-row>
        <table:table-row>
          <table:table-cell table:style-name="Tabla1.A2" office:value-type="string">
            <text:p text:style-name="P8">3</text:p>
          </table:table-cell>
          <table:table-cell table:style-name="Tabla1.B2" office:value-type="string">
            <text:p text:style-name="P8">8%</text:p>
          </table:table-cell>
        </table:table-row>
        <table:table-row>
          <table:table-cell table:style-name="Tabla1.A2" office:value-type="string">
            <text:p text:style-name="P8">4</text:p>
          </table:table-cell>
          <table:table-cell table:style-name="Tabla1.B2" office:value-type="string">
            <text:p text:style-name="P8">5%</text:p>
          </table:table-cell>
        </table:table-row>
      </table:table>
      <text:p text:style-name="P4"/>
      <text:p text:style-name="P4">Imprimir nombre del empleado, su categoria, sueldo <text:span text:style-name="T1">inicial</text:span> y nuevo sueldo.</text:p>
      <text:p text:style-name="P4"/>
      <text:p text:style-name="P5">Char nombre 30[];</text:p>
      <text:p text:style-name="P5">scanf(“%s”,&amp;nombre);→ pepe juarez</text:p>
      <text:p text:style-name="P5"/>
      <text:p text:style-name="P6"/>
      <text:p text:style-name="P7">http://freelibritos.blogspot.mx/2013/07/microprocesadores-intel-barry-brey.html</text:p>
      <text:p text:style-name="P6">3751215060olmedoolveraurbano19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8:31:50.784425128</meta:creation-date>
    <dc:date>2018-02-23T18:17:28.012349999</dc:date>
    <meta:editing-duration>PT30S</meta:editing-duration>
    <meta:editing-cycles>1</meta:editing-cycles>
    <meta:document-statistic meta:table-count="1" meta:image-count="0" meta:object-count="0" meta:page-count="2" meta:paragraph-count="66" meta:word-count="153" meta:character-count="1075" meta:non-whitespace-character-count="946"/>
    <meta:generator>LibreOffice/5.1.6.2$Linux_X86_64 LibreOffice_project/10m0$Build-2</meta:generator>
  </office:meta>
</office:document-meta>
</file>